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DejaVu Sans1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0.873cm"/>
    </style:style>
    <style:style style:name="Tabelle1.B" style:family="table-column">
      <style:table-column-properties style:column-width="1.799cm"/>
    </style:style>
    <style:style style:name="Tabelle1.C" style:family="table-column">
      <style:table-column-properties style:column-width="9.37cm"/>
    </style:style>
    <style:style style:name="Tabelle1.D" style:family="table-column">
      <style:table-column-properties style:column-width="5.447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1.187cm"/>
    </style:style>
    <style:style style:name="Tabelle1.A8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C8" style:family="table-cell">
      <style:table-cell-properties fo:padding="0.049cm" fo:border="0.002cm solid #cccccd"/>
    </style:style>
    <style:style style:name="Tabelle1.A9" style:family="table-cell">
      <style:table-cell-properties fo:padding="0.049cm" fo:border-left="0.002cm solid #cccccd" fo:border-right="none" fo:border-top="none" fo:border-bottom="0.002cm solid #cccccd"/>
    </style:style>
    <style:style style:name="Tabelle1.D9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8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Horizontal_20_Line">
      <style:text-properties style:font-name="Arial" fo:font-size="10.5pt" style:font-size-asian="10.5pt" style:font-size-complex="10.5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size="11pt" style:font-size-asian="9.60000038146973pt" style:font-size-complex="11pt"/>
    </style:style>
    <style:style style:name="P7" style:family="paragraph" style:parent-style-name="Table_20_Contents">
      <style:paragraph-properties text:number-lines="false" text:line-number="0"/>
      <style:text-properties style:font-name="DejaVu Sans" fo:font-size="8pt" style:text-underline-style="none" style:font-size-asian="8pt" style:font-size-complex="8pt"/>
    </style:style>
    <style:style style:name="P8" style:family="paragraph">
      <style:paragraph-properties fo:text-align="start"/>
      <style:text-properties style:text-line-through-style="none" fo:font-family="'DejaVu Sans'" style:font-style-name="Standard" style:font-family-generic="swiss" fo:font-size="11pt" fo:font-style="normal" style:text-underline-style="none"/>
    </style:style>
    <style:style style:name="P9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10" style:family="paragraph">
      <style:paragraph-properties fo:text-align="start"/>
      <style:text-properties style:text-line-through-style="none" fo:font-family="'DejaVu Sans'" style:font-style-name="Fett" style:font-family-generic="swiss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'DejaVu Sans'" style:font-style-name="Standard" style:font-family-generic="swiss" fo:font-size="8pt" fo:font-style="normal" style:text-underline-style="none" fo:font-weight="bold"/>
    </style:style>
    <style:style style:name="P12" style:family="paragraph">
      <style:paragraph-properties fo:text-align="center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style:font-name="DejaVu Sans"/>
    </style:style>
    <style:style style:name="T5" style:family="text">
      <style:text-properties style:font-name="DejaVu Sans1"/>
    </style:style>
    <style:style style:name="T6" style:family="text">
      <style:text-properties fo:font-weight="bold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product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1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3" office:value-type="string">
            <text:p text:style-name="P3"/>
            <text:p text:style-name="P3">Musterfirma, Musterstrasse 2345 Musterstadt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/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1" table:number-columns-spanned="3" office:value-type="string">
            <text:p text:style-name="Standard"><draw:rect text:anchor-type="paragraph" draw:z-index="11" draw:style-name="gr5" draw:text-style-name="P12" svg:width="5.825cm" svg:height="2.5cm" svg:x="11.682cm" svg:y="0.473cm"><text:p/></draw:rect><draw:control text:anchor-type="as-char" svg:y="-0.069cm" draw:z-index="7" draw:style-name="gr2" draw:text-style-name="P9" svg:width="6.298cm" svg:height="0.689cm" draw:control="control7"/></text:p>
            <text:p text:style-name="Standard"><draw:control text:anchor-type="as-char" svg:y="-0.069cm" draw:z-index="3" draw:style-name="gr2" draw:text-style-name="P9" svg:width="6.298cm" svg:height="0.689cm" draw:control="control3"/></text:p>
          </table:table-cell>
          <table:covered-table-cell/>
          <table:covered-table-cell/>
          <table:table-cell table:style-name="Tabelle1.A1" office:value-type="string">
            <text:p text:style-name="P7"/>
            <text:p text:style-name="P7"/>
            <text:p text:style-name="P7"><draw:control text:anchor-type="char" draw:z-index="10" draw:style-name="gr4" draw:text-style-name="P11" svg:width="2.461cm" svg:height="0.428cm" svg:x="2.679cm" svg:y="0.24cm" draw:control="control10"/></text:p>
            <text:p text:style-name="P7">Kundennr.: </text:p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char" draw:z-index="12" draw:style-name="gr4" draw:text-style-name="P11" svg:width="2.461cm" svg:height="0.428cm" svg:x="14.721cm" svg:y="-0.056cm" draw:control="control11"/><draw:control text:anchor-type="as-char" svg:y="-0.069cm" draw:z-index="4" draw:style-name="gr2" draw:text-style-name="P9" svg:width="6.298cm" svg:height="0.689cm" draw:control="control4"/></text:p>
          </table:table-cell>
          <table:covered-table-cell/>
          <table:covered-table-cell/>
          <table:table-cell table:style-name="Tabelle1.A1" office:value-type="string">
            <text:p text:style-name="P7">Lieferscheinnr.:</text:p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char" draw:z-index="13" draw:style-name="gr4" draw:text-style-name="P11" svg:width="2.461cm" svg:height="0.428cm" svg:x="14.721cm" svg:y="-0.03cm" draw:control="control12"/><draw:control text:anchor-type="as-char" svg:y="-0.069cm" draw:z-index="5" draw:style-name="gr2" draw:text-style-name="P9" svg:width="6.298cm" svg:height="0.689cm" draw:control="control5"/></text:p>
          </table:table-cell>
          <table:covered-table-cell/>
          <table:covered-table-cell/>
          <table:table-cell table:style-name="Tabelle1.A1" office:value-type="string">
            <text:p text:style-name="P7">Datum:</text:p>
          </table:table-cell>
        </table:table-row>
        <table:table-row>
          <table:table-cell table:style-name="Tabelle1.A1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>Lieferschein <draw:control text:anchor-type="as-char" draw:z-index="8" draw:style-name="gr3" draw:text-style-name="P10" svg:width="3.19cm" svg:height="0.689cm" draw:control="control8"/> für <draw:control text:anchor-type="as-char" svg:y="-0.517cm" draw:z-index="9" draw:style-name="gr2" draw:text-style-name="P9" svg:width="6.298cm" svg:height="0.689cm" draw:control="control9"/></text:p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Horizontal_20_Line"/>
          </table:table-cell>
          <table:table-cell table:style-name="Tabelle1.A1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elle1.A8" office:value-type="string">
            <text:p text:style-name="P1"><draw:control text:anchor-type="as-char" svg:y="-0.344cm" draw:z-index="6" draw:style-name="gr2" draw:text-style-name="P8" svg:width="0.773cm" svg:height="0.689cm" draw:control="control6"/></text:p>
          </table:table-cell>
          <table:table-cell table:style-name="Tabelle1.A8" office:value-type="string">
            <text:p text:style-name="P1"><draw:control text:anchor-type="as-char" svg:y="-0.344cm" draw:z-index="1" draw:style-name="gr2" draw:text-style-name="P8" svg:width="1.43cm" svg:height="0.689cm" draw:control="control2"/></text:p>
          </table:table-cell>
          <table:table-cell table:style-name="Tabelle1.C8" table:number-columns-spanned="2" office:value-type="string">
            <text:p text:style-name="P1"><draw:control text:anchor-type="as-char" draw:z-index="0" draw:style-name="gr1" draw:text-style-name="P8" svg:width="14.717cm" svg:height="0.689cm" draw:control="control1"/></text:p>
          </table:table-cell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14" draw:style-name="gr2" draw:text-style-name="P8" svg:width="0.773cm" svg:height="0.689cm" draw:control="control13"/></text:p>
          </table:table-cell>
          <table:table-cell table:style-name="Tabelle1.A9" office:value-type="string">
            <text:p text:style-name="P1"><draw:control text:anchor-type="as-char" svg:y="-0.344cm" draw:z-index="15" draw:style-name="gr2" draw:text-style-name="P8" svg:width="1.43cm" svg:height="0.689cm" draw:control="control14"/></text:p>
          </table:table-cell>
          <table:table-cell table:style-name="Tabelle1.A9" office:value-type="string">
            <text:p text:style-name="P1"><draw:control text:anchor-type="as-char" draw:z-index="16" draw:style-name="gr1" draw:text-style-name="P8" svg:width="14.717cm" svg:height="0.689cm" draw:control="control15"/></text:p>
          </table:table-cell>
          <table:table-cell table:style-name="Tabelle1.D9" office:value-type="string">
            <text:p text:style-name="P1"><draw:control text:anchor-type="as-char" svg:y="-0.344cm" draw:z-index="17" draw:style-name="gr2" draw:text-style-name="P8" svg:width="0.773cm" svg:height="0.689cm" draw:control="control1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18" draw:style-name="gr2" draw:text-style-name="P8" svg:width="0.773cm" svg:height="0.689cm" draw:control="control17"/></text:p>
          </table:table-cell>
          <table:table-cell table:style-name="Tabelle1.A9" office:value-type="string">
            <text:p text:style-name="P1"><draw:control text:anchor-type="as-char" svg:y="-0.344cm" draw:z-index="19" draw:style-name="gr2" draw:text-style-name="P8" svg:width="1.43cm" svg:height="0.689cm" draw:control="control18"/></text:p>
          </table:table-cell>
          <table:table-cell table:style-name="Tabelle1.A9" office:value-type="string">
            <text:p text:style-name="P1"><draw:control text:anchor-type="as-char" draw:z-index="20" draw:style-name="gr1" draw:text-style-name="P8" svg:width="14.717cm" svg:height="0.689cm" draw:control="control19"/></text:p>
          </table:table-cell>
          <table:table-cell table:style-name="Tabelle1.D9" office:value-type="string">
            <text:p text:style-name="P1"><draw:control text:anchor-type="as-char" svg:y="-0.344cm" draw:z-index="21" draw:style-name="gr2" draw:text-style-name="P8" svg:width="0.773cm" svg:height="0.689cm" draw:control="control20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22" draw:style-name="gr2" draw:text-style-name="P8" svg:width="0.773cm" svg:height="0.689cm" draw:control="control21"/></text:p>
          </table:table-cell>
          <table:table-cell table:style-name="Tabelle1.A9" office:value-type="string">
            <text:p text:style-name="P1"><draw:control text:anchor-type="as-char" svg:y="-0.344cm" draw:z-index="23" draw:style-name="gr2" draw:text-style-name="P8" svg:width="1.43cm" svg:height="0.689cm" draw:control="control22"/></text:p>
          </table:table-cell>
          <table:table-cell table:style-name="Tabelle1.A9" office:value-type="string">
            <text:p text:style-name="P1"><draw:control text:anchor-type="as-char" draw:z-index="24" draw:style-name="gr1" draw:text-style-name="P8" svg:width="14.717cm" svg:height="0.689cm" draw:control="control23"/></text:p>
          </table:table-cell>
          <table:table-cell table:style-name="Tabelle1.D9" office:value-type="string">
            <text:p text:style-name="P1"><draw:control text:anchor-type="as-char" svg:y="-0.344cm" draw:z-index="25" draw:style-name="gr2" draw:text-style-name="P8" svg:width="0.773cm" svg:height="0.689cm" draw:control="control2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26" draw:style-name="gr2" draw:text-style-name="P8" svg:width="0.773cm" svg:height="0.689cm" draw:control="control25"/></text:p>
          </table:table-cell>
          <table:table-cell table:style-name="Tabelle1.A9" office:value-type="string">
            <text:p text:style-name="P1"><draw:control text:anchor-type="as-char" svg:y="-0.344cm" draw:z-index="27" draw:style-name="gr2" draw:text-style-name="P8" svg:width="1.43cm" svg:height="0.689cm" draw:control="control26"/></text:p>
          </table:table-cell>
          <table:table-cell table:style-name="Tabelle1.A9" office:value-type="string">
            <text:p text:style-name="P1"><draw:control text:anchor-type="as-char" draw:z-index="28" draw:style-name="gr1" draw:text-style-name="P8" svg:width="14.717cm" svg:height="0.689cm" draw:control="control27"/></text:p>
          </table:table-cell>
          <table:table-cell table:style-name="Tabelle1.D9" office:value-type="string">
            <text:p text:style-name="P1"><draw:control text:anchor-type="as-char" svg:y="-0.344cm" draw:z-index="29" draw:style-name="gr2" draw:text-style-name="P8" svg:width="0.773cm" svg:height="0.689cm" draw:control="control28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30" draw:style-name="gr2" draw:text-style-name="P8" svg:width="0.773cm" svg:height="0.689cm" draw:control="control29"/></text:p>
          </table:table-cell>
          <table:table-cell table:style-name="Tabelle1.A9" office:value-type="string">
            <text:p text:style-name="P1"><draw:control text:anchor-type="as-char" svg:y="-0.344cm" draw:z-index="31" draw:style-name="gr2" draw:text-style-name="P8" svg:width="1.43cm" svg:height="0.689cm" draw:control="control30"/></text:p>
          </table:table-cell>
          <table:table-cell table:style-name="Tabelle1.A9" office:value-type="string">
            <text:p text:style-name="P1"><draw:control text:anchor-type="as-char" draw:z-index="32" draw:style-name="gr1" draw:text-style-name="P8" svg:width="14.717cm" svg:height="0.689cm" draw:control="control31"/></text:p>
          </table:table-cell>
          <table:table-cell table:style-name="Tabelle1.D9" office:value-type="string">
            <text:p text:style-name="P1"><draw:control text:anchor-type="as-char" svg:y="-0.344cm" draw:z-index="33" draw:style-name="gr2" draw:text-style-name="P8" svg:width="0.773cm" svg:height="0.689cm" draw:control="control32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34" draw:style-name="gr2" draw:text-style-name="P8" svg:width="0.773cm" svg:height="0.689cm" draw:control="control33"/></text:p>
          </table:table-cell>
          <table:table-cell table:style-name="Tabelle1.A9" office:value-type="string">
            <text:p text:style-name="P1"><draw:control text:anchor-type="as-char" svg:y="-0.344cm" draw:z-index="35" draw:style-name="gr2" draw:text-style-name="P8" svg:width="1.43cm" svg:height="0.689cm" draw:control="control34"/></text:p>
          </table:table-cell>
          <table:table-cell table:style-name="Tabelle1.A9" office:value-type="string">
            <text:p text:style-name="P1"><draw:control text:anchor-type="as-char" draw:z-index="36" draw:style-name="gr1" draw:text-style-name="P8" svg:width="14.717cm" svg:height="0.689cm" draw:control="control35"/></text:p>
          </table:table-cell>
          <table:table-cell table:style-name="Tabelle1.D9" office:value-type="string">
            <text:p text:style-name="P1"><draw:control text:anchor-type="as-char" svg:y="-0.344cm" draw:z-index="37" draw:style-name="gr2" draw:text-style-name="P8" svg:width="0.773cm" svg:height="0.689cm" draw:control="control3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38" draw:style-name="gr2" draw:text-style-name="P8" svg:width="0.773cm" svg:height="0.689cm" draw:control="control37"/></text:p>
          </table:table-cell>
          <table:table-cell table:style-name="Tabelle1.A9" office:value-type="string">
            <text:p text:style-name="P1"><draw:control text:anchor-type="as-char" svg:y="-0.344cm" draw:z-index="39" draw:style-name="gr2" draw:text-style-name="P8" svg:width="1.43cm" svg:height="0.689cm" draw:control="control38"/></text:p>
          </table:table-cell>
          <table:table-cell table:style-name="Tabelle1.A9" office:value-type="string">
            <text:p text:style-name="P1"><draw:control text:anchor-type="as-char" draw:z-index="40" draw:style-name="gr1" draw:text-style-name="P8" svg:width="14.717cm" svg:height="0.689cm" draw:control="control39"/></text:p>
          </table:table-cell>
          <table:table-cell table:style-name="Tabelle1.D9" office:value-type="string">
            <text:p text:style-name="P1"><draw:control text:anchor-type="as-char" svg:y="-0.344cm" draw:z-index="41" draw:style-name="gr2" draw:text-style-name="P8" svg:width="0.773cm" svg:height="0.689cm" draw:control="control40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2" draw:style-name="gr2" draw:text-style-name="P8" svg:width="0.773cm" svg:height="0.689cm" draw:control="control41"/></text:p>
          </table:table-cell>
          <table:table-cell table:style-name="Tabelle1.A9" office:value-type="string">
            <text:p text:style-name="P1"><draw:control text:anchor-type="as-char" svg:y="-0.344cm" draw:z-index="43" draw:style-name="gr2" draw:text-style-name="P8" svg:width="1.43cm" svg:height="0.689cm" draw:control="control42"/></text:p>
          </table:table-cell>
          <table:table-cell table:style-name="Tabelle1.A9" office:value-type="string">
            <text:p text:style-name="P1"><draw:control text:anchor-type="as-char" draw:z-index="44" draw:style-name="gr1" draw:text-style-name="P8" svg:width="14.717cm" svg:height="0.689cm" draw:control="control43"/></text:p>
          </table:table-cell>
          <table:table-cell table:style-name="Tabelle1.D9" office:value-type="string">
            <text:p text:style-name="P1"><draw:control text:anchor-type="as-char" svg:y="-0.344cm" draw:z-index="45" draw:style-name="gr2" draw:text-style-name="P8" svg:width="0.773cm" svg:height="0.689cm" draw:control="control4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46" draw:style-name="gr2" draw:text-style-name="P8" svg:width="0.773cm" svg:height="0.689cm" draw:control="control45"/></text:p>
          </table:table-cell>
          <table:table-cell table:style-name="Tabelle1.A9" office:value-type="string">
            <text:p text:style-name="P1"><draw:control text:anchor-type="as-char" svg:y="-0.344cm" draw:z-index="47" draw:style-name="gr2" draw:text-style-name="P8" svg:width="1.43cm" svg:height="0.689cm" draw:control="control46"/></text:p>
          </table:table-cell>
          <table:table-cell table:style-name="Tabelle1.A9" office:value-type="string">
            <text:p text:style-name="P1"><draw:control text:anchor-type="as-char" svg:y="-0.069cm" draw:z-index="48" draw:style-name="gr2" draw:text-style-name="P8" svg:width="14.717cm" svg:height="0.689cm" draw:control="control47"/></text:p>
          </table:table-cell>
          <table:table-cell table:style-name="Tabelle1.D9" office:value-type="string">
            <text:p text:style-name="P1"><draw:control text:anchor-type="as-char" svg:y="-0.344cm" draw:z-index="49" draw:style-name="gr2" draw:text-style-name="P8" svg:width="0.773cm" svg:height="0.689cm" draw:control="control48"/></text:p>
          </table:table-cell>
        </table:table-row>
        <table:table-row table:style-name="Tabelle1.18">
          <table:table-cell table:style-name="Tabelle1.A1" office:value-type="string">
            <text:p text:style-name="P4"/>
          </table:table-cell>
          <table:table-cell table:style-name="Tabelle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6"><text:span text:style-name="T5">Die gelieferten Artikel sind bei Erhalt auf Vollständigkeit und äußerliche Unversehrtheit zu prüfen. Sie bleiben weiterhin bis zur vollständigen Bezahlung unser Eigentum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Ort / Datum<text:tab/><text:tab/><text:tab/>:_______________________________________________</text:span></text:p>
      <text:p text:style-name="P6"><text:span text:style-name="T5"/></text:p>
      <text:p text:style-name="P6"><text:span text:style-name="T5"/></text:p>
      <text:p text:style-name="P6"><text:span text:style-name="T5">Unterschrift Empfänger <text:tab/>: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DejaVu Sans1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-0.286cm" svg:width="10.483cm" svg:height="2.51cm" draw:z-index="2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09T19:59:32</dc:date>
    <meta:editing-cycles>58</meta:editing-cycles>
    <meta:editing-duration>PT20H42M58S</meta:editing-duration>
    <meta:document-statistic meta:table-count="1" meta:image-count="1" meta:object-count="0" meta:page-count="1" meta:paragraph-count="52" meta:word-count="66" meta:character-count="691"/>
    <dc:creator>Jan Hahnisch</dc:creator>
    <meta:user-defined meta:name="Info 1"/>
    <meta:user-defined meta:name="Info 2"/>
    <meta:user-defined meta:name="Info 3"/>
    <meta:user-defined meta:name="Info 4"/>
  </office:meta>
</office:document-meta>
</file>